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8.767cm" fo:min-width="12.2cm"/>
    </style:style>
    <style:style style:name="gr2" style:family="graphic" style:parent-style-name="standard">
      <style:graphic-properties draw:fill-color="#cccccc" draw:textarea-horizontal-align="justify" draw:textarea-vertical-align="top" draw:auto-grow-height="false" fo:min-height="6.552cm" fo:min-width="2.365cm"/>
    </style:style>
    <style:style style:name="gr3" style:family="graphic" style:parent-style-name="objectwithoutfill">
      <style:graphic-properties svg:stroke-color="#2a6099" draw:marker-end="Arrow_20_concave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00a933" draw:marker-end="Arrow_20_concave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69cm"/>
    </style:style>
    <style:style style:name="gr6" style:family="graphic" style:parent-style-name="objectwithoutfill">
      <style:graphic-properties draw:fill="solid" draw:fill-color="#158466" draw:textarea-vertical-align="middle"/>
    </style:style>
    <style:style style:name="gr7" style:family="graphic" style:parent-style-name="objectwithoutfill">
      <style:graphic-properties draw:fill="solid" draw:fill-color="#000000" draw:textarea-vertical-align="middle"/>
    </style:style>
    <style:style style:name="gr8" style:family="graphic" style:parent-style-name="objectwithoutfill">
      <style:graphic-properties draw:fill="solid" draw:fill-color="#ffffff" draw:textarea-vertical-align="middle"/>
    </style:style>
    <style:style style:name="gr9" style:family="graphic" style:parent-style-name="objectwithoutfill">
      <style:graphic-properties draw:fill="solid" draw:fill-color="#808080" draw:textarea-vertical-align="middle"/>
    </style:style>
    <style:style style:name="gr10" style:family="graphic" style:parent-style-name="standard">
      <style:graphic-properties draw:fill="solid" draw:fill-color="#ff0000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713cm"/>
    </style:style>
    <style:style style:name="gr12" style:family="graphic" style:parent-style-name="objectwithoutfill">
      <style:graphic-properties draw:fill="solid" draw:fill-color="#00a933" draw:textarea-vertical-align="middle"/>
    </style:style>
    <style:style style:name="gr13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8.132cm" fo:min-width="14.74cm"/>
    </style:style>
    <style:style style:name="gr14" style:family="graphic" style:parent-style-name="standard">
      <style:graphic-properties draw:fill-color="#cccccc" draw:textarea-horizontal-align="justify" draw:textarea-vertical-align="top" draw:auto-grow-height="false" fo:min-height="6.711cm" fo:min-width="4.429cm"/>
    </style:style>
    <style:style style:name="gr15" style:family="graphic" style:parent-style-name="standard">
      <style:graphic-properties draw:fill-color="#cccccc" draw:textarea-horizontal-align="justify" draw:textarea-vertical-align="top" draw:auto-grow-height="false" fo:min-height="6.685cm" fo:min-width="4.657cm"/>
    </style:style>
    <style:style style:name="gr16" style:family="graphic" style:parent-style-name="objectwithoutfill">
      <style:graphic-properties draw:fill="solid" draw:fill-color="#00a933" draw:textarea-vertical-align="top"/>
    </style:style>
    <style:style style:name="gr17" style:family="graphic" style:parent-style-name="standard">
      <style:graphic-properties draw:fill-color="#3faf46" draw:textarea-horizontal-align="justify" draw:textarea-vertical-align="bottom" draw:auto-grow-height="false" fo:min-height="2.774cm" fo:min-width="1.024cm"/>
    </style:style>
    <style:style style:name="gr18" style:family="graphic" style:parent-style-name="standard">
      <style:graphic-properties draw:fill="solid" draw:fill-color="#1c1c1c" draw:textarea-horizontal-align="justify" draw:textarea-vertical-align="top" draw:auto-grow-height="false" fo:min-height="0.258cm" fo:min-width="0cm"/>
    </style:style>
    <style:style style:name="gr19" style:family="graphic" style:parent-style-name="standard">
      <style:graphic-properties draw:fill="solid" draw:fill-color="#ffffff" draw:textarea-horizontal-align="justify" draw:textarea-vertical-align="top" draw:auto-grow-height="false" fo:min-height="0.258cm" fo:min-width="0cm"/>
    </style:style>
    <style:style style:name="gr20" style:family="graphic" style:parent-style-name="standard">
      <style:graphic-properties draw:fill="solid" draw:fill-color="#808080" draw:textarea-horizontal-align="justify" draw:textarea-vertical-align="top" draw:auto-grow-height="false" fo:min-height="0.258cm" fo:min-width="0cm"/>
    </style:style>
    <style:style style:name="gr21" style:family="graphic" style:parent-style-name="objectwithoutfill">
      <style:graphic-properties draw:stroke="dash" draw:stroke-dash="Fine_20_Dashed" svg:stroke-color="#2a6099" draw:marker-end="Arrow_20_concave" draw:marker-end-width="0.3cm" draw:fill="none" draw:textarea-vertical-align="middle"/>
    </style:style>
    <style:style style:name="gr22" style:family="graphic" style:parent-style-name="objectwithoutfill">
      <style:graphic-properties svg:stroke-color="#2a6099" draw:marker-end="Arrow_20_concave" draw:marker-end-width="0.3cm" draw:fill="none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="solid" draw:fill-color="#158466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solid" draw:fill-color="#000000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solid" draw:fill-color="#808080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solid" draw:fill-color="#ff0000"/>
      <style:paragraph-properties fo:text-align="center"/>
    </style:style>
    <style:style style:name="P12" style:family="paragraph">
      <loext:graphic-properties draw:fill="solid" draw:fill-color="#00a933"/>
      <style:paragraph-properties fo:text-align="center"/>
      <style:text-properties fo:font-size="14pt" fo:font-weight="bold" style:font-size-asian="14pt" style:font-size-complex="14pt"/>
    </style:style>
    <style:style style:name="P13" style:family="paragraph">
      <loext:graphic-properties draw:fill-color="#3faf46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solid" draw:fill-color="#1c1c1c"/>
      <style:paragraph-properties fo:text-align="center"/>
      <style:text-properties fo:font-size="8pt" style:font-size-asian="8pt" style:font-size-complex="8pt"/>
    </style:style>
    <style:style style:name="P15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16" style:family="paragraph">
      <loext:graphic-properties draw:fill="solid" draw:fill-color="#808080"/>
      <style:paragraph-properties fo:text-align="center"/>
      <style:text-properties fo:font-size="8pt" style:font-size-asian="8pt" style:font-size-complex="8pt"/>
    </style:style>
    <style:style style:name="P17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4pt" fo:font-weight="bold" style:font-size-asian="14pt" style:font-size-complex="14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9.017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7.112cm" svg:x="2.921cm" svg:y="1.27cm">
          <text:p text:style-name="P2"><text:span text:style-name="T1">Public cluster</text:span></text:p>
          <text:p text:style-name="P2"><text:span text:style-name="T1">name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175cm" svg:height="7.112cm" svg:x="9.779cm" svg:y="1.27cm">
          <text:p text:style-name="P2"><text:span text:style-name="T1">Private cluster</text:span></text:p>
          <text:p text:style-name="P2"><text:span text:style-name="T1">name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.016cm" svg:y1="4.318cm" svg:x2="3.683cm" svg:y2="4.318cm">
          <text:p text:style-name="P2"><text:span text:style-name="T2">Request</text:span><text:span text:style-name="T2">s <text:s text:c="9"/></text:span></text:p>
          <text:p text:style-name="P2"><text:span text:style-name="T2"/></text:p>
        </draw:line>
        <draw:line draw:style-name="gr4" draw:text-style-name="P5" draw:layer="layout" svg:x1="5.334cm" svg:y1="4.318cm" svg:x2="10.668cm" svg:y2="4.318cm">
          <text:p/>
        </draw:line>
        <draw:line draw:style-name="gr4" draw:text-style-name="P5" draw:layer="layout" svg:x1="5.334cm" svg:y1="4.572cm" svg:x2="10.668cm" svg:y2="5.842cm">
          <text:p/>
        </draw:line>
        <draw:line draw:style-name="gr4" draw:text-style-name="P5" draw:layer="layout" svg:x1="10.668cm" svg:y1="6.223cm" svg:x2="5.334cm" svg:y2="6.223cm">
          <text:p/>
        </draw:line>
        <draw:frame draw:style-name="gr5" draw:text-style-name="P6" draw:layer="layout" svg:width="2.462cm" svg:height="1.319cm" svg:x="6.809cm" svg:y="7.112cm">
          <draw:text-box>
            <text:p text:style-name="P2"><text:span text:style-name="T3">Requests</text:span></text:p>
            <text:p text:style-name="P2"><text:span text:style-name="T3">forwarde</text:span><text:span text:style-name="T3">d by </text:span></text:p>
            <text:p text:style-name="P2"><text:span text:style-name="T3">Skupper</text:span></text:p>
          </draw:text-box>
        </draw:frame>
        <draw:rect draw:style-name="gr6" draw:text-style-name="P7" draw:layer="layout" svg:width="1.651cm" svg:height="1.651cm" svg:x="3.683cm" svg:y="3.556cm" draw:corner-radius="0.5cm">
          <text:p text:style-name="P2"><text:span text:style-name="T2">Product</text:span></text:p>
          <text:p text:style-name="P2"><text:span text:style-name="T2">page</text:span></text:p>
        </draw:rect>
        <draw:rect draw:style-name="gr7" draw:text-style-name="P8" draw:layer="layout" svg:width="1.651cm" svg:height="1.651cm" svg:x="3.683cm" svg:y="5.461cm" draw:corner-radius="0.5cm">
          <text:p text:style-name="P2"><text:span text:style-name="T2">Ratings</text:span></text:p>
        </draw:rect>
        <draw:rect draw:style-name="gr8" draw:text-style-name="P9" draw:layer="layout" svg:width="1.651cm" svg:height="1.651cm" svg:x="10.668cm" svg:y="3.429cm" draw:corner-radius="0.5cm">
          <text:p text:style-name="P2"><text:span text:style-name="T2">Details</text:span></text:p>
        </draw:rect>
        <draw:g>
          <draw:rect draw:style-name="gr9" draw:text-style-name="P10" draw:layer="layout" svg:width="1.651cm" svg:height="1.651cm" svg:x="10.668cm" svg:y="5.334cm" draw:corner-radius="0.5cm">
            <text:p text:style-name="P2"><text:span text:style-name="T2">Reviews</text:span></text:p>
            <text:p text:style-name="P2"><text:span text:style-name="T2"/></text:p>
          </draw:rect>
          <draw:custom-shape draw:style-name="gr10" draw:text-style-name="P11" draw:layer="layout" svg:width="0.381cm" svg:height="0.381cm" svg:x="10.795cm" svg:y="6.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0" draw:text-style-name="P11" draw:layer="layout" svg:width="0.381cm" svg:height="0.381cm" svg:x="11.303cm" svg:y="6.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0" draw:text-style-name="P11" draw:layer="layout" svg:width="0.381cm" svg:height="0.381cm" svg:x="11.811cm" svg:y="6.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11" draw:text-style-name="P6" draw:layer="layout" svg:width="2.032cm" svg:height="0.963cm" svg:x="3.429cm" svg:y="7.292cm">
          <draw:text-box>
            <text:p text:style-name="P2"><text:span text:style-name="T3">Bookinfo</text:span></text:p>
            <text:p text:style-name="P2"><text:span text:style-name="T3">services</text:span></text:p>
          </draw:text-box>
        </draw:frame>
        <draw:frame draw:style-name="gr11" draw:text-style-name="P6" draw:layer="layout" svg:width="2.032cm" svg:height="0.963cm" svg:x="10.414cm" svg:y="7.239cm">
          <draw:text-box>
            <text:p text:style-name="P2"><text:span text:style-name="T3">Bookinfo</text:span></text:p>
            <text:p text:style-name="P2"><text:span text:style-name="T3">services</text:span></text:p>
          </draw:text-box>
        </draw:frame>
        <draw:rect draw:style-name="gr12" draw:text-style-name="P12" draw:layer="layout" svg:width="2.921cm" svg:height="1.016cm" draw:transform="rotate (1.5707963267949) translate (7.556cm 6.667cm)" draw:corner-radius="0.5cm">
          <text:p text:style-name="P2"><text:span text:style-name="T4">Skup</text:span><text:span text:style-name="T4">per</text:span></text:p>
        </draw:rect>
      </draw:page>
      <draw:page draw:name="page2" draw:style-name="dp1" draw:master-page-name="Default">
        <draw:custom-shape draw:style-name="gr13" draw:text-style-name="P1" draw:layer="layout" svg:width="15.24cm" svg:height="8.382cm" svg:x="0.889cm" svg:y="0.6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5.461cm" svg:height="7.493cm" svg:x="2.921cm" svg:y="1.016cm">
          <text:p text:style-name="P2"><text:span text:style-name="T1">Publi</text:span><text:span text:style-name="T1">c </text:span><text:span text:style-name="T1">clust</text:span><text:span text:style-name="T1">er</text:span></text:p>
          <text:p text:style-name="P2"><text:span text:style-name="T1">nam</text:span><text:span text:style-name="T1">espa</text:span><text:span text:style-name="T1">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5.715cm" svg:height="7.493cm" svg:x="9.906cm" svg:y="1.016cm">
          <text:p text:style-name="P2"><text:span text:style-name="T1">Priv</text:span><text:span text:style-name="T1">ate </text:span><text:span text:style-name="T1">clust</text:span><text:span text:style-name="T1">er</text:span></text:p>
          <text:p text:style-name="P2"><text:span text:style-name="T1">nam</text:span><text:span text:style-name="T1">esp</text:span><text:span text:style-name="T1">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.143cm" svg:y1="4.498cm" svg:x2="3.429cm" svg:y2="4.498cm">
          <text:p text:style-name="P2"><text:span text:style-name="T2">Requests <text:s text:c="9"/></text:span></text:p>
          <text:p text:style-name="P2"><text:span text:style-name="T2"/></text:p>
        </draw:line>
        <draw:rect draw:style-name="gr6" draw:text-style-name="P7" draw:layer="layout" svg:width="1.651cm" svg:height="1.651cm" svg:x="3.429cm" svg:y="3.736cm" draw:corner-radius="0.5cm">
          <text:p text:style-name="P2"><text:span text:style-name="T2">Product</text:span></text:p>
          <text:p text:style-name="P2"><text:span text:style-name="T2">page</text:span></text:p>
        </draw:rect>
        <draw:rect draw:style-name="gr7" draw:text-style-name="P8" draw:layer="layout" svg:width="1.651cm" svg:height="1.651cm" svg:x="3.429cm" svg:y="5.641cm" draw:corner-radius="0.5cm">
          <text:p text:style-name="P2"><text:span text:style-name="T2">Ratings</text:span></text:p>
        </draw:rect>
        <draw:rect draw:style-name="gr8" draw:text-style-name="P9" draw:layer="layout" svg:width="1.651cm" svg:height="1.651cm" svg:x="13.716cm" svg:y="3.302cm" draw:corner-radius="0.5cm">
          <text:p text:style-name="P2"><text:span text:style-name="T2">Details</text:span></text:p>
        </draw:rect>
        <draw:g>
          <draw:rect draw:style-name="gr9" draw:text-style-name="P10" draw:layer="layout" svg:width="1.651cm" svg:height="1.651cm" svg:x="13.716cm" svg:y="5.207cm" draw:corner-radius="0.5cm">
            <text:p text:style-name="P2"><text:span text:style-name="T2">Reviews</text:span></text:p>
            <text:p text:style-name="P2"><text:span text:style-name="T2"/></text:p>
          </draw:rect>
          <draw:custom-shape draw:style-name="gr10" draw:text-style-name="P11" draw:layer="layout" svg:width="0.381cm" svg:height="0.381cm" svg:x="13.843cm" svg:y="6.223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0" draw:text-style-name="P11" draw:layer="layout" svg:width="0.381cm" svg:height="0.381cm" svg:x="14.351cm" svg:y="6.223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0" draw:text-style-name="P11" draw:layer="layout" svg:width="0.381cm" svg:height="0.381cm" svg:x="14.859cm" svg:y="6.223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11" draw:text-style-name="P6" draw:layer="layout" svg:width="2.032cm" svg:height="0.963cm" svg:x="3.175cm" svg:y="7.546cm">
          <draw:text-box>
            <text:p text:style-name="P2"><text:span text:style-name="T3">Bookin</text:span><text:span text:style-name="T3">fo</text:span></text:p>
            <text:p text:style-name="P2"><text:span text:style-name="T3">servic</text:span><text:span text:style-name="T3">es</text:span></text:p>
          </draw:text-box>
        </draw:frame>
        <draw:frame draw:style-name="gr11" draw:text-style-name="P6" draw:layer="layout" svg:width="2.032cm" svg:height="0.963cm" svg:x="13.462cm" svg:y="7.546cm">
          <draw:text-box>
            <text:p text:style-name="P2"><text:span text:style-name="T3">Bookinfo</text:span></text:p>
            <text:p text:style-name="P2"><text:span text:style-name="T3">services</text:span></text:p>
          </draw:text-box>
        </draw:frame>
        <draw:rect draw:style-name="gr16" draw:text-style-name="P12" draw:layer="layout" svg:width="2.189cm" svg:height="4.383cm" draw:transform="skewX (-0.00645771823237902) translate (5.839cm 2.794cm)" draw:corner-radius="0.5cm">
          <text:p text:style-name="P2"><text:span text:style-name="T4">Skup</text:span><text:span text:style-name="T4">per</text:span></text:p>
        </draw:rect>
        <draw:custom-shape draw:style-name="gr17" draw:text-style-name="P13" draw:layer="layout" svg:width="1.524cm" svg:height="3.024cm" svg:x="6.149cm" svg:y="3.698cm">
          <text:p text:style-name="P2"><text:span text:style-name="T5"/></text:p>
          <text:p text:style-name="P2"><text:span text:style-name="T5">pr</text:span><text:span text:style-name="T5">ox</text:span><text:span text:style-name="T5">ie</text:span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0.381cm" svg:height="0.508cm" svg:x="6.768cm" svg:y="5.24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0.381cm" svg:height="0.508cm" svg:x="6.731cm" svg:y="3.9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0.381cm" svg:height="0.508cm" svg:x="6.731cm" svg:y="4.572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.905cm" svg:height="1.675cm" svg:x="8.189cm" svg:y="6.35cm">
          <draw:text-box>
            <text:p text:style-name="P2"><text:span text:style-name="T3">Reque</text:span><text:span text:style-name="T3">sts</text:span></text:p>
            <text:p text:style-name="P2"><text:span text:style-name="T3">routed</text:span></text:p>
            <text:p text:style-name="P2"><text:span text:style-name="T3">by</text:span></text:p>
            <text:p text:style-name="P2"><text:span text:style-name="T3">Skupp</text:span><text:span text:style-name="T3">er</text:span></text:p>
          </draw:text-box>
        </draw:frame>
        <draw:line draw:style-name="gr21" draw:text-style-name="P5" draw:layer="layout" svg:x1="9.078cm" svg:y1="6.424cm" svg:x2="9.078cm" svg:y2="5.588cm">
          <text:p/>
        </draw:line>
        <draw:line draw:style-name="gr22" draw:text-style-name="P4" draw:layer="layout" svg:x1="5.08cm" svg:y1="4.191cm" svg:x2="6.731cm" svg:y2="4.191cm">
          <text:p/>
        </draw:line>
        <draw:line draw:style-name="gr22" draw:text-style-name="P4" draw:layer="layout" svg:x1="5.08cm" svg:y1="4.879cm" svg:x2="6.731cm" svg:y2="4.879cm">
          <text:p/>
        </draw:line>
        <draw:line draw:style-name="gr22" draw:text-style-name="P4" draw:layer="layout" svg:x1="6.731cm" svg:y1="5.461cm" svg:x2="5.08cm" svg:y2="6.403cm">
          <text:p/>
        </draw:line>
        <draw:rect draw:style-name="gr16" draw:text-style-name="P12" draw:layer="layout" svg:width="2.189cm" svg:height="4.383cm" draw:transform="skewX (-0.00645771823237902) translate (10.359cm 2.794cm)" draw:corner-radius="0.5cm">
          <text:p text:style-name="P2"><text:span text:style-name="T4">Skup</text:span><text:span text:style-name="T4">per</text:span></text:p>
        </draw:rect>
        <draw:custom-shape draw:style-name="gr17" draw:text-style-name="P13" draw:layer="layout" svg:width="1.524cm" svg:height="3.024cm" svg:x="10.668cm" svg:y="3.645cm">
          <text:p text:style-name="P2"><text:span text:style-name="T5"/></text:p>
          <text:p text:style-name="P2"><text:span text:style-name="T5">proxi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0.381cm" svg:height="0.508cm" svg:x="11.303cm" svg:y="5.1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0.381cm" svg:height="0.508cm" svg:x="11.303cm" svg:y="3.8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0.381cm" svg:height="0.508cm" svg:x="11.303cm" svg:y="4.537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7.112cm" svg:y1="4.191cm" svg:x2="11.303cm" svg:y2="4.191cm">
          <text:p/>
        </draw:line>
        <draw:line draw:style-name="gr21" draw:text-style-name="P5" draw:layer="layout" svg:x1="7.112cm" svg:y1="4.852cm" svg:x2="11.303cm" svg:y2="4.826cm">
          <text:p/>
        </draw:line>
        <draw:line draw:style-name="gr22" draw:text-style-name="P4" draw:layer="layout" svg:x1="11.684cm" svg:y1="4.826cm" svg:x2="13.716cm" svg:y2="5.588cm">
          <text:p/>
        </draw:line>
        <draw:line draw:style-name="gr22" draw:text-style-name="P4" draw:layer="layout" svg:x1="13.716cm" svg:y1="6.223cm" svg:x2="11.684cm" svg:y2="5.514cm">
          <text:p/>
        </draw:line>
        <draw:line draw:style-name="gr22" draw:text-style-name="P4" draw:layer="layout" svg:x1="11.684cm" svg:y1="4.191cm" svg:x2="13.716cm" svg:y2="4.191cm">
          <text:p/>
        </draw:line>
        <draw:line draw:style-name="gr21" draw:text-style-name="P5" draw:layer="layout" svg:x1="11.303cm" svg:y1="5.487cm" svg:x2="7.112cm" svg:y2="5.4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6.51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09:18:44.071564656</meta:creation-date>
    <meta:generator>LibreOffice/6.1.6.3$Linux_X86_64 LibreOffice_project/10$Build-3</meta:generator>
    <dc:date>2019-09-19T13:30:17.795872347</dc:date>
    <meta:editing-duration>PT2H2M</meta:editing-duration>
    <meta:editing-cycles>22</meta:editing-cycles>
    <meta:document-statistic meta:object-count="54"/>
  </office:meta>
</office:document-meta>
</file>